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09cm"/>
    </style:style>
    <style:style style:name="gr5" style:family="graphic" style:parent-style-name="standard">
      <style:graphic-properties draw:stroke="none" svg:stroke-color="#000000" draw:fill="none" draw:fill-color="#ffffff" fo:min-height="1.4cm"/>
    </style:style>
    <style:style style:name="gr6" style:family="graphic" style:parent-style-name="standard">
      <style:graphic-properties draw:stroke="none" svg:stroke-color="#000000" draw:fill="none" draw:fill-color="#ffffff" fo:min-height="1.8cm"/>
    </style:style>
    <style:style style:name="gr7" style:family="graphic" style:parent-style-name="standard">
      <style:graphic-properties draw:stroke="none" svg:stroke-color="#000000" draw:fill="none" draw:fill-color="#ffffff" fo:min-height="1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5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style:font-pitch="variable" fo:font-size="9pt" style:font-size-asian="9pt" style:font-size-complex="9pt"/>
    </style:style>
    <style:style style:name="T3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cm" svg:height="4.3cm" svg:x="7.171cm" svg:y="19.7cm">
          <text:p text:style-name="P1"><text:span text:style-name="T1">- Evaluate functionality</text:span></text:p>
          <text:p text:style-name="P1"><text:span text:style-name="T1">- Requirements analysis</text:span></text:p>
          <text:p text:style-name="P1"><text:span text:style-name="T1">- Modify for improvements</text:span></text:p>
          <text:p text:style-name="P1"><text:span text:style-name="T1">- Create tes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" draw:id="id2" draw:layer="layout" svg:width="5.8cm" svg:height="1.8cm" svg:x="8.139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.8cm" svg:height="1.8cm" svg:x="8.139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5.8cm" svg:height="1.8cm" svg:x="8.039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5.8cm" svg:height="1.8cm" svg:x="8.139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5.8cm" svg:height="1.8cm" svg:x="8.139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7.171cm" svg:y1="21.85cm" svg:x2="8.139cm" svg:y2="16.1cm" draw:start-shape="id1" draw:start-glue-point="6" draw:end-shape="id2" draw:end-glue-point="3" svg:d="m7171 21850c-751 0-1235-5750 968-5750" svg:viewBox="0 0 1600 5751">
          <text:p/>
        </draw:connector>
        <draw:connector draw:style-name="gr3" draw:text-style-name="P3" draw:layer="layout" draw:type="curve" svg:x1="13.939cm" svg:y1="16.1cm" svg:x2="14.771cm" svg:y2="21.85cm" draw:start-shape="id2" draw:start-glue-point="1" draw:end-shape="id1" draw:end-glue-point="8" svg:d="m13939 16100c2001 0 1585 5750 832 5750" svg:viewBox="0 0 1456 5751">
          <text:p/>
        </draw:connector>
        <draw:connector draw:style-name="gr3" draw:text-style-name="P3" draw:layer="layout" draw:type="curve" draw:line-skew="-0.464cm" svg:x1="7.171cm" svg:y1="21.85cm" svg:x2="8.139cm" svg:y2="12.8cm" draw:start-shape="id1" draw:start-glue-point="6" draw:end-shape="id3" draw:end-glue-point="3" svg:d="m7171 21850c-1447 0-1931-9050 968-9050" svg:viewBox="0 0 2120 9051">
          <text:p/>
        </draw:connector>
        <draw:connector draw:style-name="gr3" draw:text-style-name="P3" draw:layer="layout" draw:type="curve" draw:line-skew="0.482cm" svg:x1="13.939cm" svg:y1="12.8cm" svg:x2="14.771cm" svg:y2="21.85cm" draw:start-shape="id3" draw:start-glue-point="1" draw:end-shape="id1" draw:end-glue-point="8" svg:d="m13939 12800c2724 0 2308 9050 832 9050" svg:viewBox="0 0 1996 9051">
          <text:p/>
        </draw:connector>
        <draw:connector draw:style-name="gr3" draw:text-style-name="P3" draw:layer="layout" draw:type="curve" draw:line-skew="-1.189cm" svg:x1="7.171cm" svg:y1="21.85cm" svg:x2="8.039cm" svg:y2="9.8cm" draw:start-shape="id1" draw:start-glue-point="6" draw:end-shape="id4" draw:end-glue-point="3" svg:d="m7171 21850c-2535 0-2969-12050 868-12050" svg:viewBox="0 0 2827 12051">
          <text:p/>
        </draw:connector>
        <draw:connector draw:style-name="gr3" draw:text-style-name="P3" draw:layer="layout" draw:type="curve" draw:line-skew="-2.364cm" svg:x1="7.171cm" svg:y1="21.85cm" svg:x2="8.139cm" svg:y2="6.9cm" draw:start-shape="id1" draw:start-glue-point="6" draw:end-shape="id5" draw:end-glue-point="3" svg:d="m7171 21850c-4297 0-4781-14950 968-14950" svg:viewBox="0 0 4254 14951">
          <text:p/>
        </draw:connector>
        <draw:connector draw:style-name="gr3" draw:text-style-name="P3" draw:layer="layout" draw:type="curve" draw:line-skew="-3.864cm" svg:x1="7.171cm" svg:y1="21.85cm" svg:x2="8.139cm" svg:y2="4.2cm" draw:start-shape="id1" draw:start-glue-point="6" draw:end-shape="id6" svg:d="m7171 21850c-6547 0-7031-17650 968-17650" svg:viewBox="0 0 5941 17651">
          <text:p/>
        </draw:connector>
        <draw:connector draw:style-name="gr3" draw:text-style-name="P3" draw:layer="layout" draw:type="curve" draw:line-skew="1.157cm" svg:x1="13.839cm" svg:y1="9.8cm" svg:x2="14.771cm" svg:y2="21.85cm" draw:start-shape="id4" draw:start-glue-point="1" draw:end-shape="id1" draw:end-glue-point="8" svg:d="m13839 9800c3886 0 3420 12050 932 12050" svg:viewBox="0 0 2860 12051">
          <text:p/>
        </draw:connector>
        <draw:connector draw:style-name="gr3" draw:text-style-name="P3" draw:layer="layout" draw:type="curve" draw:line-skew="2.182cm" svg:x1="13.939cm" svg:y1="6.9cm" svg:x2="14.771cm" svg:y2="21.85cm" draw:start-shape="id5" draw:start-glue-point="1" draw:end-shape="id1" svg:d="m13939 6900c5274 0 4858 14950 832 14950" svg:viewBox="0 0 3906 14951">
          <text:p/>
        </draw:connector>
        <draw:connector draw:style-name="gr3" draw:text-style-name="P3" draw:layer="layout" draw:type="curve" draw:line-skew="3.382cm" svg:x1="13.939cm" svg:y1="4.2cm" svg:x2="14.771cm" svg:y2="21.85cm" draw:start-shape="id6" draw:start-glue-point="1" draw:end-shape="id1" svg:d="m13939 4200c7074 0 6658 17650 832 17650" svg:viewBox="0 0 5256 17651">
          <text:p/>
        </draw:connector>
        <draw:frame draw:style-name="gr4" draw:text-style-name="P4" draw:layer="layout" svg:width="5.6cm" svg:height="1.759cm" svg:x="8.4cm" svg:y="15.3cm">
          <draw:text-box>
            <text:p text:style-name="P4"><text:span text:style-name="T2">Define the objectives, and create initial <text:s/>black-box tests. Partition the model into modules. Define the interfaces between interacting components</text:span></text:p>
          </draw:text-box>
        </draw:frame>
        <draw:frame draw:style-name="gr5" draw:text-style-name="P4" draw:layer="layout" svg:width="5.4cm" svg:height="1.659cm" svg:x="8.4cm" svg:y="11.941cm">
          <draw:text-box>
            <text:p text:style-name="P4"><text:span text:style-name="T2">Confirm interactions between state machine and local displays. Construct peripheral hardware. Make connection with oven via SSR</text:span></text:p>
          </draw:text-box>
        </draw:frame>
        <draw:frame draw:style-name="gr6" draw:text-style-name="P4" draw:layer="layout" svg:width="5cm" svg:height="2.05cm" svg:x="8.4cm" svg:y="8.8cm">
          <draw:text-box>
            <text:p text:style-name="P4"><text:span text:style-name="T2">Test functionality of thermocouple and its associated hardware. Attach temperature sensing device and controls to oven. Interface to the state machine and displays</text:span></text:p>
          </draw:text-box>
        </draw:frame>
        <draw:frame draw:style-name="gr6" draw:text-style-name="P4" draw:layer="layout" svg:width="5.1cm" svg:height="2.05cm" svg:x="8.5cm" svg:y="6.2cm">
          <draw:text-box>
            <text:p text:style-name="P4"><text:span text:style-name="T2">Initial testing of reflow oven bake procedure. Gather data log for strip chart and post-bake graphing</text:span></text:p>
          </draw:text-box>
        </draw:frame>
        <draw:frame draw:style-name="gr7" draw:text-style-name="P4" draw:layer="layout" svg:width="5.1cm" svg:height="2.15cm" svg:x="8.5cm" svg:y="3.4cm">
          <draw:text-box>
            <text:p text:style-name="P4"><text:span text:style-name="T2">Refine the bake process and robustness of controls. Assemble a PCB of the thermocouple and oven control circuitry </text:span></text:p>
          </draw:text-box>
        </draw:frame>
        <draw:frame draw:style-name="gr8" draw:text-style-name="P5" draw:layer="layout" svg:width="9.837cm" svg:height="0.878cm" svg:x="6.2cm" svg:y="24.722cm">
          <draw:text-box>
            <text:p><text:span text:style-name="T3">Test-Driven Iterative Development Cyc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mp </meta:initial-creator>
    <meta:creation-date>2014-02-21T18:09:40</meta:creation-date>
    <dc:date>2014-02-21T19:11:52</dc:date>
    <dc:creator>champ </dc:creator>
    <meta:editing-duration>PT46M47S</meta:editing-duration>
    <meta:editing-cycles>2</meta:editing-cycles>
    <meta:generator>LibreOffice/3.5$Linux_X86_64 LibreOffice_project/350m1$Build-2</meta:generator>
    <meta:document-statistic meta:object-count="22"/>
  </office:meta>
</office:document-meta>
</file>